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A00000035626A9D8B9CF2DEF5.png" manifest:media-type="image/png"/>
  <manifest:file-entry manifest:full-path="Pictures/1000020100000116000000279E6B3C3A33E52C5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2140" officeooo:paragraph-rsid="0005214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fo:font-size="18pt" style:text-underline-style="solid" style:text-underline-width="auto" style:text-underline-color="font-color" fo:font-weight="bold" officeooo:rsid="00052140" officeooo:paragraph-rsid="0005214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15pt" fo:font-weight="normal" officeooo:rsid="000f6eff" officeooo:paragraph-rsid="000f6ef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7c249" officeooo:paragraph-rsid="0007c249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a251f" officeooo:paragraph-rsid="000a251f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fdec7" officeooo:paragraph-rsid="000fdec7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65e22" officeooo:paragraph-rsid="00065e2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a251f" officeooo:paragraph-rsid="000a251f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1092a" officeooo:paragraph-rsid="0011092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1a051" officeooo:paragraph-rsid="000a251f" style:font-size-asian="13.1000003814697pt" style:font-weight-asian="normal" style:font-size-complex="15pt" style:font-weight-complex="normal"/>
    </style:style>
    <style:style style:name="T1" style:family="text">
      <style:text-properties officeooo:rsid="0008db5d"/>
    </style:style>
    <style:style style:name="T2" style:family="text">
      <style:text-properties officeooo:rsid="000b8109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Syntax,</text:p>
      <text:p text:style-name="P1">Source, Vue JS</text:p>
      <text:p text:style-name="P1"/>
      <text:p text:style-name="P7">Vue Js utilise le modèle d’une structure HTML. </text:p>
      <text:p text:style-name="P4">Tous les modèles Vue Js peuvent passer à des anal<text:span text:style-name="T1">yseurs</text:span> d’HTML et être valider.</text:p>
      <text:p text:style-name="P4"/>
      <text:p text:style-name="P5">Sous la capuche, Vue compile les modèles dans des fonctions de rendu DOM. <text:span text:style-name="T2">Combinés à la réactivité du système, Vue est capable de déterminer intelligemment le nombre mini de composants à modifier et appliquer le nombre mini de manipulations DOM lorsque l’état de l’appli change. (de changer rapidement et efficacement quand une modification est appliqué)</text:span></text:p>
      <text:p text:style-name="P5"/>
      <text:p text:style-name="P3">Interpolations ==&gt; {{ text }}</text:p>
      <text:p text:style-name="P5"/>
      <text:p text:style-name="P6">L’interpolation est la forme la plus basique de vue JS, elle s’écrit ainsi : </text:p>
      <text:p text:style-name="P6"/>
      <text:p text:style-name="P5"><draw:frame draw:style-name="fr1" draw:name="Image1" text:anchor-type="paragraph" svg:x="2.0874in" svg:y="0in" svg:width="2.8957in" svg:height="0.4063in" draw:z-index="0"><draw:image xlink:href="Pictures/1000020100000116000000279E6B3C3A33E52C56.png" xlink:type="simple" xlink:show="embed" xlink:actuate="onLoad" loext:mime-type="image/png"/></draw:frame></text:p>
      <text:p text:style-name="P10"/>
      <text:p text:style-name="P5"/>
      <text:p text:style-name="P9"><draw:frame draw:style-name="fr1" draw:name="Image2" text:anchor-type="paragraph" svg:x="0.9835in" svg:y="0.8543in" svg:width="4.7709in" svg:height="0.552in" draw:z-index="1"><draw:image xlink:href="Pictures/10000201000001CA00000035626A9D8B9CF2DEF5.png" xlink:type="simple" xlink:show="embed" xlink:actuate="onLoad" loext:mime-type="image/png"/></draw:frame>On peut écrire une seule fois une interpolation qui ne seras pas modifier durant le changement de données en utilisant la <text:span text:style-name="T4">directive v-once</text:span><text:span text:style-name="T5">, tel que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1:42.676846452</meta:creation-date>
    <dc:date>2019-10-05T16:40:03.496554179</dc:date>
    <meta:editing-duration>PT41M55S</meta:editing-duration>
    <meta:editing-cycles>13</meta:editing-cycles>
    <meta:generator>LibreOffice/6.2.7.1$Linux_X86_64 LibreOffice_project/20$Build-1</meta:generator>
    <meta:document-statistic meta:table-count="0" meta:image-count="2" meta:object-count="0" meta:page-count="1" meta:paragraph-count="8" meta:word-count="127" meta:character-count="765" meta:non-whitespace-character-count="644"/>
  </office:meta>
</office:document-meta>
</file>